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99ccff" draw:opacity="50%" draw:textarea-horizontal-align="center" draw:textarea-vertical-align="middle" draw:shadow-opacity="50%"/>
    </style:style>
    <style:style style:name="gr2" style:family="graphic" style:parent-style-name="standard">
      <style:graphic-properties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middle" draw:auto-grow-height="false" fo:padding-top="0.107cm" fo:padding-bottom="0.107cm" fo:padding-left="0.227cm" fo:padding-right="0.227cm" fo:wrap-option="no-wrap" draw:shadow="hidden" draw:shadow-color="#808080"/>
    </style:style>
    <style:style style:name="gr4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5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7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8" style:family="graphic" style:parent-style-name="standard">
      <style:graphic-properties draw:stroke="dash" draw:stroke-dash="Ultrafine_20_2_20_Dots_20_3_20_Dashes" svg:stroke-width="0.035cm" svg:stroke-color="#000000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2_20_Dots_20_3_20_Dashes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945cm"/>
    </style:style>
    <style:style style:name="gr12" style:family="graphic" style:parent-style-name="standard">
      <style:graphic-properties draw:stroke="solid" svg:stroke-width="0.035cm" svg:stroke-color="#4c4c4c" draw:marker-start="Arrow" draw:marker-start-width="0.406cm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 style:font-independent-line-spacing="true"/>
      <style:text-properties fo:color="#66666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fo:text-align="center" style:writing-mode="lr-tb"/>
      <style:text-properties fo:font-size="16pt"/>
    </style:style>
    <style:style style:name="P6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7" style:family="paragraph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66666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path draw:style-name="gr1" draw:text-style-name="P1" draw:layer="layout" svg:width="4.209cm" svg:height="4.562cm" draw:transform="rotate (-2.23262517915072) translate (27.0096129918063cm 14.7474726622285cm)" svg:viewBox="0 0 4210 4563" svg:d="m3067-56206c437 75 1169 56 1143-720-22-642-473-905-689-1394-245-554-812-841-1215-1268-351-370-616-868-1078-1092-535-259-951 372-1150 784-350 721 574 713 916 1102 325 371 637 716 951 1077l276 353 303 389 157 274z">
          <text:p/>
        </draw:path>
        <draw:path draw:style-name="gr2" draw:text-style-name="P1" draw:layer="layout" svg:width="2.756cm" svg:height="6.381cm" svg:x="9.626cm" svg:y="10.16cm" svg:viewBox="0 0 2757 6382" svg:d="m644 0c-379 303-412 769-607 1480-137 501 142 1027 282 1532 127 458-49 812 0 1250 50 448 108 862 121 1330 13 467 426 490 839 758 366 238 937-920 1370-1270 343-277-217-2082-435-2540-216-454-200-1270-200-1270 8-488 220-731 0-1270z">
          <text:p/>
        </draw:path>
        <draw:custom-shape draw:style-name="gr3" draw:text-style-name="P3" draw:id="id1" draw:layer="layout" svg:width="1.271cm" svg:height="1.067cm" svg:x="1.904cm" svg:y="7.724cm">
          <text:p text:style-name="P2"><text:span text:style-name="T1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2" draw:layer="layout" svg:width="1.067cm" svg:height="1.067cm" svg:x="0.745cm" svg:y="10.3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1.278cm" svg:y2="10.348cm" draw:start-shape="id1" draw:start-glue-point="2" draw:end-shape="id2" draw:end-glue-point="4" svg:d="m2539 8791-1261 1557">
          <text:p/>
        </draw:connector>
        <draw:custom-shape draw:style-name="gr4" draw:text-style-name="P4" draw:id="id3" draw:layer="layout" svg:width="1.067cm" svg:height="1.067cm" svg:x="3.074cm" svg:y="14.6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3.607cm" svg:y2="14.672cm" draw:start-shape="id1" draw:start-glue-point="2" draw:end-shape="id3" draw:end-glue-point="4" svg:d="m2539 8791 1068 5881">
          <text:p/>
        </draw:connector>
        <draw:custom-shape draw:style-name="gr6" draw:text-style-name="P6" draw:id="id4" draw:layer="layout" svg:width="1.067cm" svg:height="1.067cm" svg:x="4.679cm" svg:y="10.348cm">
          <text:p text:style-name="P2"><text:span text:style-name="T1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5.212cm" svg:y1="11.415cm" svg:x2="3.607cm" svg:y2="14.672cm" draw:start-shape="id4" draw:start-glue-point="2" draw:end-shape="id3" draw:end-glue-point="4" svg:d="m5212 11415-1605 3257">
          <text:p/>
        </draw:connector>
        <draw:custom-shape draw:style-name="gr4" draw:text-style-name="P4" draw:id="id5" draw:layer="layout" svg:width="1.067cm" svg:height="1.067cm" svg:x="0.745cm" svg:y="12.5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8cm" svg:y1="11.415cm" svg:x2="1.278cm" svg:y2="12.512cm" draw:start-shape="id2" draw:start-glue-point="6" draw:end-shape="id5" draw:end-glue-point="4" svg:d="m1278 11415v1097">
          <text:p/>
        </draw:connector>
        <draw:connector draw:style-name="gr5" draw:text-style-name="P5" draw:layer="layout" draw:type="line" svg:x1="1.278cm" svg:y1="13.579cm" svg:x2="3.607cm" svg:y2="14.672cm" draw:start-shape="id5" draw:start-glue-point="6" draw:end-shape="id3" draw:end-glue-point="4" svg:d="m1278 13579 2329 1093">
          <text:p/>
        </draw:connector>
        <draw:custom-shape draw:style-name="gr4" draw:text-style-name="P4" draw:id="id6" draw:layer="layout" svg:width="1.067cm" svg:height="1.067cm" svg:x="0.7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8cm" svg:y1="13.579cm" svg:x2="1.308cm" svg:y2="14.673cm" draw:start-shape="id5" draw:start-glue-point="6" draw:end-shape="id6" draw:end-glue-point="4" svg:d="m1278 13579 30 1094">
          <text:p/>
        </draw:connector>
        <draw:custom-shape draw:style-name="gr6" draw:text-style-name="P3" draw:id="id7" draw:layer="layout" svg:width="1.067cm" svg:height="1.067cm" svg:x="11.508cm" svg:y="7.62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id="id8" draw:layer="layout" svg:width="1.067cm" svg:height="1.067cm" svg:x="10.349cm" svg:y="10.24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2.041cm" svg:y1="8.687cm" svg:x2="10.882cm" svg:y2="10.244cm" draw:start-shape="id7" draw:start-glue-point="2" draw:end-shape="id8" draw:end-glue-point="4" svg:d="m12041 8687-1159 1557">
          <text:p/>
        </draw:connector>
        <draw:custom-shape draw:style-name="gr4" draw:text-style-name="P4" draw:id="id9" draw:layer="layout" svg:width="1.067cm" svg:height="1.067cm" svg:x="12.678cm" svg:y="14.5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2.041cm" svg:y1="8.687cm" svg:x2="13.211cm" svg:y2="14.568cm" draw:start-shape="id7" draw:start-glue-point="2" draw:end-shape="id9" draw:end-glue-point="4" svg:d="m12041 8687 1170 5881">
          <text:p/>
        </draw:connector>
        <draw:custom-shape draw:style-name="gr6" draw:text-style-name="P3" draw:id="id10" draw:layer="layout" svg:width="1.067cm" svg:height="1.067cm" svg:x="14.283cm" svg:y="10.244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4.816cm" svg:y1="11.311cm" svg:x2="13.211cm" svg:y2="14.568cm" draw:start-shape="id10" draw:start-glue-point="2" draw:end-shape="id9" draw:end-glue-point="4" svg:d="m14816 11311-1605 3257">
          <text:p/>
        </draw:connector>
        <draw:custom-shape draw:style-name="gr7" draw:text-style-name="P4" draw:id="id11" draw:layer="layout" svg:width="1.067cm" svg:height="1.067cm" svg:x="10.349cm" svg:y="12.4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0.882cm" svg:y1="11.311cm" svg:x2="10.882cm" svg:y2="12.408cm" draw:start-shape="id8" draw:start-glue-point="6" draw:end-shape="id11" draw:end-glue-point="4" svg:d="m10882 11311v1097">
          <text:p/>
        </draw:connector>
        <draw:connector draw:style-name="gr5" draw:text-style-name="P5" draw:layer="layout" draw:type="line" svg:x1="10.882cm" svg:y1="13.475cm" svg:x2="13.211cm" svg:y2="14.568cm" draw:start-shape="id11" draw:start-glue-point="6" draw:end-shape="id9" draw:end-glue-point="4" svg:d="m10882 13475 2329 1093">
          <text:p/>
        </draw:connector>
        <draw:custom-shape draw:style-name="gr7" draw:text-style-name="P4" draw:id="id12" draw:layer="layout" svg:width="1.067cm" svg:height="1.067cm" svg:x="10.379cm" svg:y="14.5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0.882cm" svg:y1="13.475cm" svg:x2="10.912cm" svg:y2="14.569cm" draw:start-shape="id11" draw:start-glue-point="6" draw:end-shape="id12" draw:end-glue-point="4" svg:d="m10882 13475 30 1094">
          <text:p/>
        </draw:connector>
        <draw:frame draw:style-name="gr9" draw:text-style-name="P7" draw:layer="layout" svg:width="2.149cm" svg:height="0.894cm" svg:x="9.565cm" svg:y="8.59cm">
          <draw:text-box>
            <text:p><text:span text:style-name="T3">clipped!</text:span></text:p>
          </draw:text-box>
        </draw:frame>
        <draw:custom-shape draw:style-name="gr6" draw:text-style-name="P3" draw:id="id13" draw:layer="layout" svg:width="1.067cm" svg:height="1.067cm" svg:x="20.558cm" svg:y="7.62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14" draw:layer="layout" svg:width="1.067cm" svg:height="1.067cm" svg:x="19.399cm" svg:y="10.24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draw:type="line" svg:x1="21.091cm" svg:y1="8.687cm" svg:x2="19.932cm" svg:y2="10.244cm" draw:start-shape="id13" draw:start-glue-point="2" draw:end-shape="id14" draw:end-glue-point="4" svg:d="m21091 8687-1159 1557">
          <text:p/>
        </draw:connector>
        <draw:custom-shape draw:style-name="gr7" draw:text-style-name="P4" draw:id="id15" draw:layer="layout" svg:width="1.067cm" svg:height="1.067cm" svg:x="21.728cm" svg:y="14.5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1.091cm" svg:y1="8.687cm" svg:x2="22.261cm" svg:y2="14.568cm" draw:start-shape="id13" draw:start-glue-point="2" draw:end-shape="id15" draw:end-glue-point="4" svg:d="m21091 8687 1170 5881">
          <text:p/>
        </draw:connector>
        <draw:custom-shape draw:style-name="gr6" draw:text-style-name="P3" draw:id="id16" draw:layer="layout" svg:width="1.067cm" svg:height="1.067cm" svg:x="23.333cm" svg:y="10.244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3.866cm" svg:y1="11.311cm" svg:x2="22.261cm" svg:y2="14.568cm" draw:start-shape="id16" draw:start-glue-point="2" draw:end-shape="id15" draw:end-glue-point="4" svg:d="m23866 11311-1605 3257">
          <text:p/>
        </draw:connector>
        <draw:custom-shape draw:style-name="gr4" draw:text-style-name="P4" draw:id="id17" draw:layer="layout" svg:width="1.067cm" svg:height="1.067cm" svg:x="19.399cm" svg:y="12.4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1.311cm" svg:x2="19.932cm" svg:y2="12.408cm" draw:start-shape="id14" draw:start-glue-point="6" draw:end-shape="id17" draw:end-glue-point="4" svg:d="m19932 11311v1097">
          <text:p/>
        </draw:connector>
        <draw:connector draw:style-name="gr8" draw:text-style-name="P5" draw:layer="layout" draw:type="line" svg:x1="19.932cm" svg:y1="13.475cm" svg:x2="22.261cm" svg:y2="14.568cm" draw:start-shape="id17" draw:start-glue-point="6" draw:end-shape="id15" draw:end-glue-point="4" svg:d="m19932 13475 2329 1093">
          <text:p/>
        </draw:connector>
        <draw:custom-shape draw:style-name="gr4" draw:text-style-name="P4" draw:id="id18" draw:layer="layout" svg:width="1.067cm" svg:height="1.067cm" svg:x="19.429cm" svg:y="14.5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3.475cm" svg:x2="19.962cm" svg:y2="14.569cm" draw:start-shape="id17" draw:start-glue-point="6" draw:end-shape="id18" draw:end-glue-point="4" svg:d="m19932 13475 30 1094">
          <text:p/>
        </draw:connector>
        <draw:frame draw:style-name="gr11" draw:text-style-name="P7" draw:layer="layout" svg:width="3.81cm" svg:height="1.537cm" svg:x="20.73cm" svg:y="12.065cm">
          <draw:text-box>
            <text:p><text:span text:style-name="T3">all three must be clipped!</text:span></text:p>
          </draw:text-box>
        </draw:frame>
        <draw:custom-shape draw:style-name="gr4" draw:text-style-name="P4" draw:id="id19" draw:layer="layout" svg:width="1.067cm" svg:height="1.067cm" svg:x="5.9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4.141cm" svg:y1="15.205cm" svg:x2="5.975cm" svg:y2="15.206cm" draw:start-shape="id3" draw:start-glue-point="7" draw:end-shape="id19" draw:end-glue-point="5" svg:d="m4141 15205 1834 1">
          <text:p/>
        </draw:connector>
        <draw:custom-shape draw:style-name="gr4" draw:text-style-name="P4" draw:id="id20" draw:layer="layout" svg:width="1.067cm" svg:height="1.067cm" svg:x="15.553cm" svg:y="14.6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13.745cm" svg:y1="15.101cm" svg:x2="15.553cm" svg:y2="15.138cm" draw:start-shape="id9" draw:start-glue-point="7" draw:end-shape="id20" draw:end-glue-point="5" svg:d="m13745 15101 1808 37">
          <text:p/>
        </draw:connector>
        <draw:custom-shape draw:style-name="gr4" draw:text-style-name="P4" draw:id="id21" draw:layer="layout" svg:width="1.067cm" svg:height="1.067cm" svg:x="24.768cm" svg:y="14.6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22.795cm" svg:y1="15.101cm" svg:x2="24.768cm" svg:y2="15.138cm" draw:start-shape="id15" draw:start-glue-point="7" draw:end-shape="id21" draw:end-glue-point="5" svg:d="m22795 15101 1973 37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7T09:14:39</meta:creation-date>
    <meta:editing-duration>PT05H08M35S</meta:editing-duration>
    <meta:editing-cycles>12</meta:editing-cycles>
    <dc:date>2010-02-20T19:24:25</dc:date>
    <meta:generator>OpenOffice.org/3.1$Unix OpenOffice.org_project/310m11$Build-9399</meta:generator>
    <meta:document-statistic meta:object-count="69"/>
  </office:meta>
</office:document-meta>
</file>